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normal" officeooo:rsid="00341bf1" officeooo:paragraph-rsid="000c8e4a" style:font-weight-asian="normal" style:font-weight-complex="normal"/>
    </style:style>
    <style:style style:name="P2" style:family="paragraph" style:parent-style-name="Title">
      <style:text-properties officeooo:rsid="0043296c" officeooo:paragraph-rsid="0043296c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paragraph-rsid="0043296c"/>
    </style:style>
    <style:style style:name="P5" style:family="paragraph" style:parent-style-name="Text_20_body">
      <style:text-properties officeooo:paragraph-rsid="0043296c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341bf1" officeooo:paragraph-rsid="000c8e4a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341bf1" officeooo:paragraph-rsid="004782c4" style:font-weight-asian="normal" style:font-weight-complex="normal"/>
    </style:style>
    <style:style style:name="P8" style:family="paragraph" style:parent-style-name="Text_20_body">
      <style:text-properties officeooo:rsid="00467a98" officeooo:paragraph-rsid="00467a98"/>
    </style:style>
    <style:style style:name="P9" style:family="paragraph" style:parent-style-name="Text_20_body">
      <style:text-properties officeooo:rsid="004b735a" officeooo:paragraph-rsid="004b735a"/>
    </style:style>
    <style:style style:name="P10" style:family="paragraph" style:parent-style-name="Text_20_body">
      <style:text-properties fo:font-style="italic" officeooo:rsid="004b735a" officeooo:paragraph-rsid="004b735a" style:font-style-asian="italic" style:font-style-complex="italic"/>
    </style:style>
    <style:style style:name="P11" style:family="paragraph" style:parent-style-name="Text_20_body">
      <style:text-properties fo:font-style="normal" officeooo:rsid="004b735a" officeooo:paragraph-rsid="004b735a" style:font-style-asian="normal" style:font-style-complex="normal"/>
    </style:style>
    <style:style style:name="T1" style:family="text">
      <style:text-properties officeooo:rsid="0043296c"/>
    </style:style>
    <style:style style:name="T2" style:family="text">
      <style:text-properties officeooo:rsid="00192212"/>
    </style:style>
    <style:style style:name="T3" style:family="text">
      <style:text-properties officeooo:rsid="004490a8"/>
    </style:style>
    <style:style style:name="T4" style:family="text">
      <style:text-properties officeooo:rsid="00467a98"/>
    </style:style>
    <style:style style:name="T5" style:family="text">
      <style:text-properties officeooo:rsid="004782c4"/>
    </style:style>
    <style:style style:name="T6" style:family="text">
      <style:text-properties officeooo:rsid="00496ad2"/>
    </style:style>
    <style:style style:name="T7" style:family="text">
      <style:text-properties officeooo:rsid="004b735a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4d14f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ario</text:p>
          </text:index-title>
          <text:p text:style-name="P3"><text:a xlink:type="simple" xlink:href="#__RefHeading___Toc3191_2828383305" text:style-name="Index_20_Link" text:visited-style-name="Index_20_Link">1 – Criar arquivo com as variáveis de ambiente a serem utilizadas no docker<text:tab/>2</text:a></text:p>
          <text:p text:style-name="P3"><text:a xlink:type="simple" xlink:href="#__RefHeading___Toc1749_4008617883" text:style-name="Index_20_Link" text:visited-style-name="Index_20_Link">2 - Subir docker<text:tab/>2</text:a></text:p>
          <text:p text:style-name="P3"><text:a xlink:type="simple" xlink:href="#__RefHeading___Toc1751_4008617883" text:style-name="Index_20_Link" text:visited-style-name="Index_20_Link">3 – Baixar o docker<text:tab/>2</text:a></text:p>
          <text:p text:style-name="P3"><text:a xlink:type="simple" xlink:href="#__RefHeading___Toc1753_4008617883" text:style-name="Index_20_Link" text:visited-style-name="Index_20_Link">4 – Acesso ao Mongo Express<text:tab/>2</text:a></text:p>
          <text:p text:style-name="P3"><text:a xlink:type="simple" xlink:href="#__RefHeading___Toc3193_2828383305" text:style-name="Index_20_Link" text:visited-style-name="Index_20_Link">5 – Acesso ao Mongo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etup</text:p>
      <text:h text:style-name="P4" text:outline-level="1"><text:bookmark-start text:name="__RefHeading___Toc3191_2828383305"/>1 – Criar arquivo com as variáveis de ambiente a serem utilizadas no docker<text:bookmark-end text:name="__RefHeading___Toc3191_2828383305"/></text:h>
      <text:p text:style-name="P5"><text:span text:style-name="T3">Criar na raiz um diretório chamado config e dentro dele um</text:span><text:span text:style-name="T2"> </text:span><text:span text:style-name="T1">arquivo </text:span><text:span text:style-name="T3">chamado </text:span><text:span text:style-name="T1">.env.dev. </text:span><text:span text:style-name="T3">Configurar neste arquivo <text:s/></text:span><text:span text:style-name="T1">as</text:span> seguintes variáveis de ambiente:</text:p>
      <text:p text:style-name="P5"># Usuário do mongo</text:p>
      <text:p text:style-name="P5">MONGO_INITDB_ROOT_USERNAME: </text:p>
      <text:p text:style-name="P5"># Password do mongo</text:p>
      <text:p text:style-name="P5">MONGO_INITDB_ROOT_PASSWORD: </text:p>
      <text:p text:style-name="P5">#Pasta onde os dados serão salvos</text:p>
      <text:p text:style-name="P5">DATA_VOLUME: </text:p>
      <text:h text:style-name="P4" text:outline-level="1"><text:bookmark-start text:name="__RefHeading___Toc1749_4008617883"/><text:span text:style-name="T4">2 - </text:span>Subir docker<text:bookmark-end text:name="__RefHeading___Toc1749_4008617883"/></text:h>
      <text:p text:style-name="P1">Subir o Docker (a partir do diretório onde se encontra o docker-compose.yml):</text:p>
      <text:p text:style-name="P1">docker compose --env-file ../config/.env.dev up -d –remove-orphans</text:p>
      <text:h text:style-name="Heading_20_1" text:outline-level="1"><text:bookmark-start text:name="__RefHeading___Toc1751_4008617883"/><text:span text:style-name="T5">3</text:span><text:span text:style-name="T4"> – </text:span><text:span text:style-name="T5">Baixar o </text:span>docker<text:bookmark-end text:name="__RefHeading___Toc1751_4008617883"/></text:h>
      <text:p text:style-name="P7"><text:span text:style-name="T5">Baixar</text:span> o Docker (a partir do diretório onde se encontra o docker-compose.yml):</text:p>
      <text:p text:style-name="P7">docker compose --env-file ../config/.env.dev <text:span text:style-name="T5">down</text:span> <text:s/>–remove-orphans</text:p>
      <text:h text:style-name="Heading_20_1" text:outline-level="1"><text:bookmark-start text:name="__RefHeading___Toc1753_4008617883"/><text:span text:style-name="T6">4</text:span> – Acesso <text:span text:style-name="T4">a</text:span>o Mongo Express<text:bookmark-end text:name="__RefHeading___Toc1753_4008617883"/></text:h>
      <text:p text:style-name="P8">Após subir o docker pode-se acessar o mongo express pelo endereço: <text:a xlink:type="simple" xlink:href="http://localhost:8081/" text:style-name="Internet_20_link" text:visited-style-name="Visited_20_Internet_20_Link">http://localhost:8081/</text:a></text:p>
      <text:h text:style-name="Heading_20_1" text:outline-level="1"><text:bookmark-start text:name="__RefHeading___Toc3193_2828383305"/><text:span text:style-name="T7">5</text:span> – <text:span text:style-name="T7">Acesso ao Mongo</text:span><text:bookmark-end text:name="__RefHeading___Toc3193_2828383305"/></text:h>
      <text:p text:style-name="P9">Após subir o docker, pode-se acessar o mongo por linha de comando da seguinte forma:</text:p>
      <text:p text:style-name="P10">docker exec -it mongo-container mongosh</text:p>
      <text:p text:style-name="P11">Ao entrar será necessário fazer <text:span text:style-name="T9">l</text:span>ogin no banco admin:</text:p>
      <text:p text:style-name="P10">use admin</text:p>
      <text:p text:style-name="P10">db.auth("?", "*") </text:p>
      <text:p text:style-name="P10"><text:span text:style-name="T8">Onde ? É o username configurado e * o passwo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3:11:50.700009018</meta:creation-date>
    <dc:date>2023-03-22T13:25:20.741877638</dc:date>
    <meta:editing-duration>P4DT12H15M12S</meta:editing-duration>
    <meta:editing-cycles>52</meta:editing-cycles>
    <meta:generator>LibreOffice/7.3.1.3$Linux_X86_64 LibreOffice_project/a69ca51ded25f3eefd52d7bf9a5fad8c90b87951</meta:generator>
    <meta:document-statistic meta:table-count="0" meta:image-count="0" meta:object-count="0" meta:page-count="2" meta:paragraph-count="30" meta:word-count="200" meta:character-count="1244" meta:non-whitespace-character-count="1062"/>
  </office:meta>
</office:document-meta>
</file>